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paragraph-rsid="000a5db6" style:font-size-asian="12pt" style:font-size-complex="12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normal" officeooo:rsid="000a5db6" officeooo:paragraph-rsid="000a5db6" style:font-size-asian="12pt" style:font-size-complex="12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style:text-underline-style="solid" style:text-underline-width="auto" style:text-underline-color="font-color" fo:font-weight="bold" officeooo:paragraph-rsid="000a5db6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style:text-underline-style="solid" style:text-underline-width="auto" style:text-underline-color="font-color" fo:font-weight="bold" officeooo:rsid="000a5db6" officeooo:paragraph-rsid="000a5db6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style:text-underline-style="solid" style:text-underline-width="auto" style:text-underline-color="font-color" fo:font-weight="normal" officeooo:paragraph-rsid="000a5db6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style:font-name="Arial" fo:font-size="12pt" style:font-size-asian="12pt" style:font-size-complex="12pt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a5db6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style:text-underline-style="none" fo:font-weight="normal" officeooo:rsid="000a5db6" officeooo:paragraph-rsid="000a5db6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2pt" fo:letter-spacing="normal" fo:font-style="normal" style:text-underline-style="solid" style:text-underline-width="auto" style:text-underline-color="font-color" fo:font-weight="bold" officeooo:paragraph-rsid="000a5db6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a5db6"/>
    </style:style>
    <style:style style:name="T1" style:family="text"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loext:opacity="100%" style:font-name="Arial" fo:font-size="12pt" fo:letter-spacing="normal" fo:font-style="normal" fo:font-weight="normal" officeooo:rsid="000a5db6" style:font-size-asian="12pt" style:font-size-complex="12pt"/>
    </style:style>
    <style:style style:name="T3" style:family="text">
      <style:text-properties fo:font-variant="normal" fo:text-transform="none" fo:color="#000000" loext:opacity="100%" style:font-name="Arial" fo:font-size="12pt" fo:letter-spacing="normal" fo:font-style="normal" fo:font-weight="normal" officeooo:rsid="000cb0a6" style:font-size-asian="12pt" style:font-size-complex="12pt"/>
    </style:style>
    <style:style style:name="T4" style:family="text">
      <style:text-properties fo:font-variant="normal" fo:text-transform="none" fo:color="#000000" loext:opacity="100%" style:font-name="Arial" fo:font-size="12pt" fo:letter-spacing="normal" fo:font-style="normal" style:text-underline-style="none" fo:font-weight="normal" officeooo:rsid="000a5db6" style:font-size-asian="12pt" style:font-weight-asian="normal" style:font-size-complex="12pt" style:font-weight-complex="normal"/>
    </style:style>
    <style:style style:name="T5" style:family="text">
      <style:text-properties officeooo:rsid="000a5db6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0a5db6"/>
    </style:style>
    <style:style style:name="T8" style:family="text">
      <style:text-properties style:text-underline-style="none" officeooo:rsid="000a5db6" style:font-weight-asian="normal" style:font-weight-complex="normal"/>
    </style:style>
    <style:style style:name="T9" style:family="text">
      <style:text-properties officeooo:rsid="000cb0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Outils utilisés pour mettre le travail en commun :</text:p>
      <text:p text:style-name="P6"><text:span text:style-name="T6">* </text:span><text:span text:style-name="T7">Discord : réunion pour échange information, transmission code pour les problèmes rencontrés.</text:span></text:p>
      <text:p text:style-name="P9">* GitHub : Push/Pull</text:p>
      <text:p text:style-name="P4"/>
      <text:p text:style-name="P4">Contribution :</text:p>
      <text:p text:style-name="P2">Dans la classe XML Léa et Miléna se sont occupé<text:span text:style-name="T5">e</text:span>s de récupérer les informations dans le fichier. Elles ont travaillé en parallèle <text:span text:style-name="T5">afin de débloquer les problèmes rencontrés lors de la lecture du fichier XML</text:span>. <text:span text:style-name="T5">Chaque classe étaient résolues en même temps par Léa et Miléna.</text:span></text:p>
      <text:p text:style-name="P8"><text:span text:style-name="T1">De par les problèmes rencontrés sur Git, le code et la résolution des problèmes </text:span><text:span text:style-name="T3">ont</text:span><text:span text:style-name="T1"> été </text:span><text:span text:style-name="T2">partagé</text:span><text:span text:style-name="T1"> sur </text:span><text:span text:style-name="T2">Discord</text:span><text:span text:style-name="T1">. </text:span></text:p>
      <text:p text:style-name="P1"/>
      <text:p text:style-name="P4">Problèmes rencontrés : </text:p>
      <text:p text:style-name="P8"><text:span text:style-name="T2">A</text:span><text:span text:style-name="T1">vec Git </text:span><text:span text:style-name="T2">l</text:span><text:span text:style-name="T1">ors des p</text:span><text:span text:style-name="T2">ulls </text:span><text:span text:style-name="T1">notamment car incompatibilité code, ce qui a contribué à refaire ce que l’on avait travaillé de notre côté. </text:span><text:span text:style-name="T2">Utilisation de Discord afin de transmettre soit un début de résolution d’un problème rencontré soit la fin d’une partie.</text:span></text:p>
      <text:p text:style-name="P3">Ce qui a posé le plus de problème aura été de récupérer correctement les sous nœuds et la sauvegarde de certaines données.</text:p>
      <text:p text:style-name="P1">Enfin certaines informations ne pouvait pas être vérifié avec des print ce qu’il y a ralentit la résolution de certains problèmes rencontrés.</text:p>
      <text:p text:style-name="P1"/>
      <text:p text:style-name="P4">Explications code :</text:p>
      <text:p text:style-name="P8"><text:span text:style-name="T4">L</text:span><text:span text:style-name="T1">a fonction </text:span><text:span text:style-name="T3">read</text:span><text:span text:style-name="T1"> du XML permet de récupérer les informations du fichier XML. Il a été fait le choix de faire un switch case pour avoir un code plus propre. Les classes étant de type statique il nous a été permis de ne pas nous soucier de faire des fonctions autre qu’un void.</text:span></text:p>
      <text:p text:style-name="P1">Chaque case permet la sauvegarde des données liées à une classe parmi les classes suivantes : Cours, Student et Programm.</text:p>
      <text:p text:style-name="P1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5T15:31:13.074000000</meta:creation-date>
    <dc:date>2021-01-05T17:32:38.853000000</dc:date>
    <meta:editing-duration>PT1H50M3S</meta:editing-duration>
    <meta:editing-cycles>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3" meta:word-count="258" meta:character-count="1511" meta:non-whitespace-character-count="1264"/>
  </office:meta>
</office:document-meta>
</file>